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>
        <style:tab-stops>
          <style:tab-stop style:position="4.4571in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yHeading">Исследование назначения и роли Интернета в жизни человека</text:p>
      <text:p text:style-name="P1"><text:tab/>Выполнили студенты гр. 5057/2</text:p>
      <text:p text:style-name="P1"><text:tab/>Руцкий Владимир,</text:p>
      <text:p text:style-name="P1"><text:tab/>Григорьев Константин,</text:p>
      <text:p text:style-name="P1"><text:tab/>Образцов Тимофей</text:p>
      <text:h text:style-name="Heading_20_1" text:outline-level="1">Назначение исследования</text:h>
      <text:p text:style-name="Text_20_body">Целью исследования было изучение роли Интернета в жизни человека: как и сколько используется Интернет, какие используются Интернет сервисы.</text:p>
      <text:h text:style-name="Heading_20_1" text:outline-level="1">Опрошенная аудитория</text:h>
      <text:p text:style-name="Text_20_body">В опросе участвовали в основном студенты и выпускники ВУЗов различных специальностей, в возрасте от 20 до 27 лет. Было опрошено 28 человек.</text:p>
      <text:h text:style-name="Heading_20_1" text:outline-level="1">Полученные результаты</text:h>
      <text:p text:style-name="Text_20_body">Большинство опрошенных пользуются Интернетом на среднем или выше среднего уровне. Основное направление использования Интернета - это получение профессиональной информации, общение с друзьями и чтение новостей. От 25 до 50 % опрошенных используют платные услуги. Практически 90 % опрошенных регулярно используют средства коммуникации с другими людьми через Интернет (из них 75 % - это текстовые сообщения, 36 % видео звонков и конференций). Большинство проводит в среднем в Интернете от 5 до 8 часов в сутки, менее 5 % пользуются Интернетом в среднем менее часа в сутки, около 10 % пользуются Интернетом в среднем более 10 часов в сутки.</text:p>
      <text:p text:style-name="Text_20_body">Детальная статистика опроса прилагае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MyHeading" style:family="paragraph" style:parent-style-name="Heading_20_1" style:default-outline-level="" style:list-style-name="" style:class="text" style:master-page-name="">
      <style:paragraph-properties fo:margin-top="0.2in" fo:margin-bottom="0.2in" fo:text-align="center" style:justify-single-word="false" style:page-number="auto"/>
      <style:text-properties fo:font-size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5-26T14:47:17</meta:creation-date>
    <meta:generator>LibreOffice/3.3$Unix LibreOffice_project/330m19$Build-202</meta:generator>
    <dc:date>2011-05-26T15:02:58</dc:date>
    <dc:creator>Vladimir Rutsky</dc:creator>
    <meta:editing-duration>PT15M42S</meta:editing-duration>
    <meta:editing-cycles>21</meta:editing-cycles>
    <meta:document-statistic meta:table-count="0" meta:image-count="0" meta:object-count="0" meta:page-count="1" meta:paragraph-count="12" meta:word-count="165" meta:character-count="1161"/>
  </office:meta>
</office:document-meta>
</file>